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166" officeooo:paragraph-rsid="00010166"/>
    </style:style>
    <style:style style:name="P2" style:family="paragraph" style:parent-style-name="Standard">
      <style:paragraph-properties fo:text-align="end" style:justify-single-word="false"/>
      <style:text-properties officeooo:rsid="00010166" officeooo:paragraph-rsid="00010166"/>
    </style:style>
    <style:style style:name="P3" style:family="paragraph" style:parent-style-name="Standard">
      <style:text-properties officeooo:rsid="000288d0" officeooo:paragraph-rsid="000288d0"/>
    </style:style>
    <style:style style:name="P4" style:family="paragraph" style:parent-style-name="Standard">
      <style:paragraph-properties fo:text-align="center" style:justify-single-word="false"/>
      <style:text-properties fo:font-size="18pt" officeooo:rsid="0002a731" officeooo:paragraph-rsid="0002a731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10166" officeooo:paragraph-rsid="00010166" style:font-size-asian="24pt" style:font-size-complex="24pt"/>
    </style:style>
    <style:style style:name="P6" style:family="paragraph" style:parent-style-name="Standard">
      <style:text-properties fo:font-size="15pt" officeooo:rsid="00010166" officeooo:paragraph-rsid="00010166" style:font-size-asian="15pt" style:font-size-complex="15pt"/>
    </style:style>
    <style:style style:name="P7" style:family="paragraph" style:parent-style-name="Standard">
      <style:text-properties fo:font-size="16pt" officeooo:paragraph-rsid="000288d0" style:font-size-asian="16pt" style:font-size-complex="16pt"/>
    </style:style>
    <style:style style:name="P8" style:family="paragraph" style:parent-style-name="Standard" style:list-style-name="L3">
      <style:text-properties fo:font-size="16pt" officeooo:rsid="000288d0" officeooo:paragraph-rsid="000288d0" style:font-size-asian="16pt" style:font-size-complex="16pt"/>
    </style:style>
    <style:style style:name="P9" style:family="paragraph" style:parent-style-name="Standard">
      <style:text-properties fo:font-size="16pt" officeooo:rsid="000288d0" officeooo:paragraph-rsid="000288d0" style:font-size-asian="16pt" style:font-size-complex="16pt"/>
    </style:style>
    <style:style style:name="P10" style:family="paragraph" style:parent-style-name="Standard">
      <style:text-properties fo:font-size="16pt" officeooo:rsid="00010166" officeooo:paragraph-rsid="00010166" style:font-size-asian="16pt" style:font-size-complex="16pt"/>
    </style:style>
    <style:style style:name="P11" style:family="paragraph" style:parent-style-name="Standard" style:list-style-name="L2">
      <style:text-properties fo:font-size="16pt" officeooo:rsid="00010166" officeooo:paragraph-rsid="00010166" style:font-size-asian="16pt" style:font-size-complex="16pt"/>
    </style:style>
    <style:style style:name="T1" style:family="text">
      <style:text-properties officeooo:rsid="000288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</text:p>
      <text:p text:style-name="P5">Zense recruitment project</text:p>
      <text:p text:style-name="P5">FINDR</text:p>
      <text:p text:style-name="P4">29/08/22</text:p>
      <text:p text:style-name="P2"/>
      <text:p text:style-name="P2">-Pranav Bhutada(IMT202115)</text:p>
      <text:p text:style-name="P1"/>
      <text:p text:style-name="P6"/>
      <text:p text:style-name="P6"/>
      <text:p text:style-name="P10">I have made a web app called “FINDR” which can be used by universities,schools,workplaces,etc to organise the lost&amp;found system that currently exists. For example, in IIITB the system for the same is that when anything is lost/found, it is uploaded by someone on the ‘on campus students’ group and then if someone finds the lost item, returns it or someone claims the found item.</text:p>
      <text:p text:style-name="P10"><text:tab/>In this existing method there is a lot of scope for making it organized as:</text:p>
      <text:list xml:id="list3783950346" text:style-name="L2">
        <text:list-item>
          <text:p text:style-name="P11">Putting it up on the group may spam the group with such things.</text:p>
        </text:list-item>
        <text:list-item>
          <text:p text:style-name="P11">People may or may not view the message.</text:p>
        </text:list-item>
        <text:list-item>
          <text:p text:style-name="P11">There is no record of how many lost items were found and who claimed a found item.</text:p>
        </text:list-item>
      </text:list>
      <text:p text:style-name="P6"/>
      <text:p text:style-name="P7"><text:span text:style-name="T1">I have used : </text:span></text:p>
      <text:list xml:id="list1481249813" text:style-name="L3">
        <text:list-item>
          <text:p text:style-name="P8">Node js, express js</text:p>
        </text:list-item>
        <text:list-item>
          <text:p text:style-name="P8">MongoDB cloud database</text:p>
        </text:list-item>
        <text:list-item>
          <text:p text:style-name="P8">HTML,CSS,ejs</text:p>
        </text:list-item>
      </text:list>
      <text:p text:style-name="P9"/>
      <text:p text:style-name="P9"/>
      <text:p text:style-name="P9">Upgrades: Right now this app doesn’t send an email notification to the users, i think this feature needs to be added, but due to unadequate time I wasn’t able to do so.</text:p>
      <text:p text:style-name="P9"/>
      <text:p text:style-name="P9"/>
      <text:p text:style-name="P9">Experience : This was my first time making a web app with a backend and hence it was very challenging. I would get stuck on something for hours trying different solutions from google.</text:p>
      <text:p text:style-name="P9">Doing this helped me learn a lot more things regarding the working of all these different tools that i have used. I also learnt how to read the <text:soft-page-break/>documentations and interprete and use them. Even understanding the errors was a big challenge in the first place. But i think i have gained a lot of experience and new skills through this and really enjoyed doing it even with a lot of difficulties and errors :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21:09:58.611833193</meta:creation-date>
    <meta:generator>LibreOffice/6.4.7.2$Linux_X86_64 LibreOffice_project/40$Build-2</meta:generator>
    <dc:date>2022-08-29T21:35:41.647564981</dc:date>
    <meta:editing-duration>PT2M5S</meta:editing-duration>
    <meta:editing-cycles>2</meta:editing-cycles>
    <meta:document-statistic meta:table-count="0" meta:image-count="0" meta:object-count="0" meta:page-count="2" meta:paragraph-count="17" meta:word-count="283" meta:character-count="1538" meta:non-whitespace-character-count="1276"/>
  </office:meta>
</office:document-meta>
</file>